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5.00%" fo:text-align="left" fo:margin-bottom="8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5.00%" fo:text-align="left" fo:margin-bottom="8.00pt"/>
    </style:style>
    <text:list-style style:name="L11">
      <text:list-level-style-bullet text:level="1" text:bullet-char="•">
        <style:list-level-properties text:space-before="162.00pt" text:min-label-width="18.00pt"/>
        <style:text-properties fo:font-family="Symbol"/>
      </text:list-level-style-bullet>
    </text:list-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5.00%" fo:text-align="left" fo:margin-bottom="8.00pt"/>
    </style:style>
    <style:style style:name="P1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minka</text:span></text:p>
      <text:p text:style-name="P2"><text:span text:style-name="T1">Autor</text:span><text:span text:style-name="T2"><text:s/>: Jaroslav Seifert </text:span></text:p>
      <text:p text:style-name="P2"><text:span text:style-name="T3">Téma :<text:s/></text:span><text:span text:style-name="T4"><text:s/>Obdiv k matce jako rodi</text:span><text:span text:style-name="T5">či, ženě i člověku</text:span></text:p>
      <text:p text:style-name="P2"><text:span text:style-name="T6">Motiv</text:span><text:span text:style-name="T7"><text:s/>: rodina, láska, obdiv, úcta...</text:span></text:p>
      <text:p text:style-name="P2"><text:span text:style-name="T8">Časoprostor :<text:s/></text:span><text:span text:style-name="T9">dům kde bydl</text:span><text:span text:style-name="T10">í maminka, Praha, básníkovo d</text:span><text:span text:style-name="T11">ětstv</text:span><text:span text:style-name="T12">í</text:span></text:p>
      <text:p text:style-name="P2"><text:span text:style-name="T13">Kompozice :<text:s/></text:span><text:span text:style-name="T14">Chronologický d</text:span><text:span text:style-name="T15">ěj</text:span></text:p>
      <text:p text:style-name="P2"><text:span text:style-name="T16">Druh :<text:s/></text:span><text:span text:style-name="T17">lyrika</text:span></text:p>
      <text:p text:style-name="P2"><text:span text:style-name="T18">Ž</text:span><text:span text:style-name="T19">ánr :<text:s/></text:span><text:span text:style-name="T20">píse</text:span><text:span text:style-name="T21">ň</text:span></text:p>
      <text:p text:style-name="P2"><text:span text:style-name="T22">Forma :<text:s/></text:span><text:span text:style-name="T23">Pozie</text:span></text:p>
      <text:p text:style-name="P2"><text:span text:style-name="T24">Vyprav</text:span><text:span text:style-name="T25">ěč :<text:s/></text:span><text:span text:style-name="T26">ich forma, vypravec je autor</text:span></text:p>
      <text:p text:style-name="P2"><text:span text:style-name="T27">Postavy : </text:span></text:p>
      <text:list text:style-name="L3">
        <text:list-item>
          <text:p text:style-name="P3"><text:span text:style-name="T28">básník<text:s/></text:span><text:span text:style-name="T29">–</text:span><text:span text:style-name="T30"><text:s/>citlivý, vnímavý, jako malý rád pozoroval maminku, byl na ni hodný, ochra</text:span><text:span text:style-name="T31">ňoval ji </text:span></text:p>
        </text:list-item>
        <text:list-item>
          <text:p text:style-name="P3"><text:span text:style-name="T32">maminka<text:s/></text:span><text:span text:style-name="T33">–</text:span><text:span text:style-name="T34"><text:s/>prostá<text:s/></text:span><text:span text:style-name="T35">žena, hodn</text:span><text:span text:style-name="T36">á, pracovitá, milující, chudá</text:span></text:p>
        </text:list-item>
      </text:list>
      <text:p text:style-name="P4"><text:span text:style-name="T37"/></text:p>
      <text:p text:style-name="P4"><text:span text:style-name="T38">Vypráv</text:span><text:span text:style-name="T39">ěc</text:span><text:span text:style-name="T40">í zp</text:span><text:span text:style-name="T41">ůzoby :<text:s/></text:span><text:span text:style-name="T42">nepř</text:span><text:span text:style-name="T43">ímá<text:s/></text:span><text:span text:style-name="T44">řeč</text:span></text:p>
      <text:p text:style-name="P4"><text:span text:style-name="T45">Ver</text:span><text:span text:style-name="T46">šov</text:span><text:span text:style-name="T47">á výstavba :<text:s/></text:span><text:span text:style-name="T48">volný rým</text:span></text:p>
      <text:p text:style-name="P4"><text:span text:style-name="T49">Typy promluv :<text:s/></text:span><text:span text:style-name="T50">pásmo vyprav</text:span><text:span text:style-name="T51">ěče</text:span></text:p>
      <text:p text:style-name="P4"><text:span text:style-name="T52">Kontext Autorovy tvorby : </text:span></text:p>
      <text:p text:style-name="P5"><text:span text:style-name="T53">Jaroslav Václav Seifert (1901</text:span><text:span text:style-name="T54">–</text:span><text:span text:style-name="T55">1986) </text:span></text:p>
      <text:p text:style-name="P5"><text:span text:style-name="T56">- básník, p</text:span><text:span text:style-name="T57">řekladatel, publicista, kritik </text:span></text:p>
      <text:p text:style-name="P5"><text:span text:style-name="T58">- narodil se v Praze na<text:s/></text:span><text:span text:style-name="T59">Žižkově, měl mladš</text:span><text:span text:style-name="T60">í sestru </text:span></text:p>
      <text:p text:style-name="P5"><text:span text:style-name="T60">- z rodiny záme</text:span><text:span text:style-name="T61">čn</text:span><text:span text:style-name="T62">íka<text:s/></text:span><text:span text:style-name="T63">–</text:span><text:span text:style-name="T64"><text:s/>orientován doleva </text:span></text:p>
      <text:p text:style-name="P5"><text:span text:style-name="T65">- nedokon</text:span><text:span text:style-name="T66">čil gymn</text:span><text:span text:style-name="T67">ázium, od r. 1919 se<text:s/></text:span><text:span text:style-name="T68">živil jako novin</text:span><text:span text:style-name="T69">á</text:span><text:span text:style-name="T70">ř v levicov</text:span><text:span text:style-name="T71">ém tisku (Rudé právo, Rovnost, </text:span></text:p>
      <text:p text:style-name="P5"><text:span text:style-name="T71">Komunistické nakladatelství a knihkupectví) </text:span></text:p>
      <text:p text:style-name="P5"><text:span text:style-name="T71">- redaktor satirického<text:s/></text:span><text:span text:style-name="T72">časopisu Sršatec a obr</text:span><text:span text:style-name="T73">ázkového týdeníku Reflektor </text:span></text:p>
      <text:p text:style-name="P5"><text:span text:style-name="T73">- zakládající<text:s/></text:span><text:span text:style-name="T74">člen levicov</text:span><text:span text:style-name="T75">ého kulturního hnutí Dev</text:span><text:span text:style-name="T76">ětsil (1920) </text:span></text:p>
      <text:p text:style-name="P5"><text:span text:style-name="T77">(Dev</text:span><text:span text:style-name="T78">ětsil bylo seskupen</text:span><text:span text:style-name="T79">í<text:s/></text:span><text:span text:style-name="T80">česk</text:span><text:span text:style-name="T81">ých avantgardních um</text:span><text:span text:style-name="T82">ělců, založeno v Praze roku 1920, věnovali se prolet</text:span><text:span text:style-name="T83">á</text:span><text:span text:style-name="T84">řsk</text:span><text:span text:style-name="T85">é literatu</text:span><text:span text:style-name="T86">ře, </text:span></text:p>
      <text:p text:style-name="P5"><text:span text:style-name="T87">tzv. magickému realismu a poetismu, v</text:span><text:span text:style-name="T88">ůdč</text:span><text:span text:style-name="T89">ími osobnostmi sdru</text:span><text:span text:style-name="T90">žen</text:span><text:span text:style-name="T91">í jsou Karel Teige, Jaroslav Seifert, Vladislav </text:span></text:p>
      <text:p text:style-name="P5"><text:span text:style-name="T91">Van</text:span><text:span text:style-name="T92">čura, Jiř</text:span><text:span text:style-name="T93">í Wolker, Josef Havlí</text:span><text:span text:style-name="T94">ček a V</text:span><text:span text:style-name="T95">ít</text:span><text:span text:style-name="T96">ězslav Nezval)</text:span></text:p>
      <text:p text:style-name="P5"><text:span text:style-name="T97">- cestoval do Pa</text:span><text:span text:style-name="T98">ř</text:span><text:span text:style-name="T99">í</text:span><text:span text:style-name="T100">že, It</text:span><text:span text:style-name="T101">álie, Sov</text:span><text:span text:style-name="T102">ětsk</text:span><text:span text:style-name="T103">ého svazu,<text:s/></text:span><text:span text:style-name="T104">Šv</text:span><text:span text:style-name="T105">ýcarska, Francie </text:span></text:p>
      <text:p text:style-name="P5"><text:span text:style-name="T105">- o</text:span><text:span text:style-name="T106">ženil se r. 1928, měl syna a dceru </text:span></text:p>
      <text:p text:style-name="P5"><text:span text:style-name="T107">- r. 1929 byl vylou</text:span><text:span text:style-name="T108">čen z Komunistick</text:span><text:span text:style-name="T109">é strany za své vystoupení proti Gottwaldovu vedení </text:span></text:p>
      <text:p text:style-name="P5"><text:span text:style-name="T109">- poté p</text:span><text:span text:style-name="T110">ůsobil v Lidov</text:span><text:span text:style-name="T111">ých novinách, divadelním<text:s/></text:span><text:span text:style-name="T112">časopise Nov</text:span><text:span text:style-name="T113">á scéna, Právu lidu, Pestrých kv</text:span><text:span text:style-name="T114">ětech,</text:span></text:p>
      <text:p text:style-name="P5"><text:span text:style-name="T115">Autorova Díla : </text:span></text:p>
      <text:list text:style-name="L6">
        <text:list-item>
          <text:p text:style-name="P6"><text:span text:style-name="T116">Odlevani zvonu</text:span></text:p>
        </text:list-item>
        <text:list-item>
          <text:p text:style-name="P6"><text:span text:style-name="T116">Morovy Sloup</text:span></text:p>
        </text:list-item>
        <text:list-item>
          <text:p text:style-name="P6"><text:span text:style-name="T116">Chlapec a Hvezdy</text:span></text:p>
        </text:list-item>
      </text:list>
      <text:p text:style-name="P7"><text:span text:style-name="T117">Literární/ obecn</text:span><text:span text:style-name="T118">ě kulturn</text:span><text:span text:style-name="T119">í kontext : </text:span></text:p>
      <text:p text:style-name="P8"><text:span text:style-name="T120">Česk</text:span><text:span text:style-name="T121">á próza na konci 1. sv</text:span><text:span text:style-name="T122">ětov</text:span><text:span text:style-name="T123">é války do konce 2. sv</text:span><text:span text:style-name="T124">ětov</text:span><text:span text:style-name="T125">é války</text:span></text:p>
      <text:p text:style-name="P8"><text:span text:style-name="T125">Imaginativní próza </text:span></text:p>
      <text:list text:style-name="L9">
        <text:list-item>
          <text:p text:style-name="P9"><text:span text:style-name="T125">je zalozena na modernich postupech, je na ni patrny vliv avantgardy</text:span></text:p>
        </text:list-item>
      </text:list>
      <text:p text:style-name="P10"><text:span text:style-name="T126"><text:tab/>Dal</text:span><text:span text:style-name="T127">š</text:span><text:span text:style-name="T128">í auto</text:span><text:span text:style-name="T129">ři tohoto obdob</text:span><text:span text:style-name="T130">í :</text:span></text:p>
      <text:list text:style-name="L11">
        <text:list-item>
          <text:p text:style-name="P11"><text:span text:style-name="T131">Josef<text:s/></text:span><text:span text:style-name="T132">Čapek<text:s/></text:span><text:span text:style-name="T133">–</text:span><text:span text:style-name="T134"><text:s/>Báse</text:span><text:span text:style-name="T135">ň z koncentračn</text:span><text:span text:style-name="T136">ího tábora</text:span></text:p>
        </text:list-item>
        <text:list-item>
          <text:p text:style-name="P11"><text:span text:style-name="T136">Karel Polá</text:span><text:span text:style-name="T137">ček<text:s/></text:span><text:span text:style-name="T138">–</text:span><text:span text:style-name="T139"><text:s/>Bylo nás p</text:span><text:span text:style-name="T140">ět</text:span></text:p>
        </text:list-item>
        <text:list-item>
          <text:p text:style-name="P11"><text:span text:style-name="T141">Jan Werich a Ji</text:span><text:span text:style-name="T142">ř</text:span><text:span text:style-name="T143">í Voskovec<text:s/></text:span><text:span text:style-name="T144">–</text:span><text:span text:style-name="T145"><text:s/>Caesar</text:span></text:p>
        </text:list-item>
        <text:list-item>
          <text:p text:style-name="P11"><text:span text:style-name="T146">Eduard Baas<text:s/></text:span><text:span text:style-name="T147">–</text:span><text:span text:style-name="T148"><text:s/>Klapzubova jedenáctka</text:span></text:p>
        </text:list-item>
      </text:list>
      <text:p text:style-name="P12"><text:span text:style-name="T149">D</text:span><text:span text:style-name="T150">ěj</text:span><text:span text:style-name="T151"><text:s/>: </text:span></text:p>
      <text:p text:style-name="P13"><text:span text:style-name="T152">Helena se p</text:span><text:span text:style-name="T153">řijede pod</text:span><text:span text:style-name="T154">ívat na závod robot</text:span><text:span text:style-name="T155">ů. Roboti jsou nerozeznateln</text:span><text:span text:style-name="T156">í od lidí, nemají city a lidské funkce. Helena si myslí,<text:s/></text:span><text:span text:style-name="T157">že roboti jsou lid</text:span><text:span text:style-name="T158">é, lidé naopak roboti. Helena nakonec v továrn</text:span><text:span text:style-name="T159">ě zůstane a vezme si Domina za muže.</text:span></text:p>
      <text:p text:style-name="P13"><text:span text:style-name="T160">D</text:span><text:span text:style-name="T161">ěj se přesouv</text:span><text:span text:style-name="T162">á o deset let pozd</text:span><text:span text:style-name="T163">ěji. V t</text:span><text:span text:style-name="T164">éto dob</text:span><text:span text:style-name="T165">ě už se použ</text:span><text:span text:style-name="T166">ívají roboti jako vojáci ve válce. Helenu trápí,<text:s/></text:span><text:span text:style-name="T167">že roboti nemaj</text:span><text:span text:style-name="T168">í<text:s/></text:span><text:span text:style-name="T169">ž</text:span><text:span text:style-name="T170">ádné emoce, a proto p</text:span><text:span text:style-name="T171">řemluv</text:span><text:span text:style-name="T172">í dr. Galla, aby takové stvo</text:span><text:span text:style-name="T173">řil. Nast</text:span><text:span text:style-name="T174">ává celosv</text:span><text:span text:style-name="T175">ětov</text:span><text:span text:style-name="T176">ý zmatek. Lidem se p</text:span><text:span text:style-name="T177">řest</text:span><text:span text:style-name="T178">ávají rodit d</text:span><text:span text:style-name="T179">ěti, roboti přeb</text:span><text:span text:style-name="T180">írají moc a bojují s lidmi. Helena si uv</text:span><text:span text:style-name="T181">ědom</text:span><text:span text:style-name="T182">í, co se stalo a spálí plány na jejich výrobu. Nicmén</text:span><text:span text:style-name="T183">ě už je př</text:span><text:span text:style-name="T184">íli</text:span><text:span text:style-name="T185">š pozdě, protože roboti již přich</text:span><text:span text:style-name="T186">ází na ostrov a zabíjí v</text:span><text:span text:style-name="T187">šechny kromě Alquista, kter</text:span><text:span text:style-name="T188">ý pracuje jako robot. Nakonec si roboti uv</text:span><text:span text:style-name="T189">ědom</text:span><text:span text:style-name="T190">í,<text:s/></text:span><text:span text:style-name="T191">že bez pl</text:span><text:span text:style-name="T192">ánu na výrobu do dvaceti let vyhynou. Prosí tedy Alquista, aby na</text:span><text:span text:style-name="T193">šel pl</text:span><text:span text:style-name="T194">ány na výrobu. To se mu nepoda</text:span><text:span text:style-name="T195">ř</text:span><text:span text:style-name="T196">í, najde jen dva roboty Helenu a Prima, kte</text:span><text:span text:style-name="T197">ř</text:span><text:span text:style-name="T198">í mají emoce a jsou jiní ne</text:span><text:span text:style-name="T199">ž ostatn</text:span><text:span text:style-name="T200">í. Je to nový za</text:span><text:span text:style-name="T201">č</text:span><text:span text:style-name="T202">átek?</text:span><text:span text:style-name="T203"><text:line-break/><text:line-break/></text:span></text:p>
      <text:p text:style-name="P14"><text:span text:style-name="T20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